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.isComponentClassLoaderDelegationSelf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SharedLibr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isBootstrapClassLoaderDelegationSelf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Identification( Identification 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isBindingCompon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ComponentClassLoader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Descriptor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BootstrapClassName( String bootstrap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BootstrapClassPath( ClassPath bootstrap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ComponentClassPath( ClassPath component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isParentFirs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Bootstrap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Bootstrap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SharedLibraries( SharedLibraryList [ ] sharedLibra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ComponentClassLoaderDelegation( String componentClassLoaderDele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ComponentClassName( String componen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BootstrapClassLoaderDelegation( String bootstrapClassLoaderDele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isBootstrapClassLoaderDelegationParen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BootstrapClassLoader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isServiceEng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isSelfFirs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Componen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isComponentClassLoaderDelegationParen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DescriptorExtension( InstallationDescriptorExtension descriptor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Componen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